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7">
      <style:paragraph-properties fo:margin-top="0cm" fo:margin-bottom="0cm" loext:contextual-spacing="false"/>
    </style:style>
    <style:style style:name="P10" style:family="paragraph" style:parent-style-name="Preformatted_20_Text" style:list-style-name="L1"/>
    <style:style style:name="P11" style:family="paragraph" style:parent-style-name="Preformatted_20_Text" style:list-style-name="L2"/>
    <style:style style:name="P12" style:family="paragraph" style:parent-style-name="Preformatted_20_Text" style:list-style-name="L3"/>
    <style:style style:name="P13" style:family="paragraph" style:parent-style-name="Preformatted_20_Text" style:list-style-name="L4"/>
    <style:style style:name="P14" style:family="paragraph" style:parent-style-name="Preformatted_20_Text" style:list-style-name="L5"/>
    <style:style style:name="P15" style:family="paragraph" style:parent-style-name="Preformatted_20_Text" style:list-style-name="L6"/>
    <style:style style:name="P16" style:family="paragraph" style:parent-style-name="Preformatted_20_Text" style:list-style-name="L7"/>
    <style:style style:name="P17" style:family="paragraph" style:parent-style-name="Preformatted_20_Text" style:list-style-name="L1">
      <style:paragraph-properties style:writing-mode="lr-tb"/>
    </style:style>
    <style:style style:name="P18" style:family="paragraph" style:parent-style-name="Preformatted_20_Text" style:list-style-name="L2">
      <style:paragraph-properties style:writing-mode="lr-tb"/>
    </style:style>
    <style:style style:name="P19" style:family="paragraph" style:parent-style-name="Preformatted_20_Text" style:list-style-name="L3">
      <style:paragraph-properties style:writing-mode="lr-tb"/>
    </style:style>
    <style:style style:name="P20" style:family="paragraph" style:parent-style-name="Preformatted_20_Text" style:list-style-name="L4">
      <style:paragraph-properties style:writing-mode="lr-tb"/>
    </style:style>
    <style:style style:name="P21" style:family="paragraph" style:parent-style-name="Preformatted_20_Text" style:list-style-name="L7">
      <style:paragraph-properties style:writing-mode="lr-tb"/>
    </style:style>
    <style:style style:name="P22" style:family="paragraph" style:parent-style-name="Preformatted_20_Text" style:list-style-name="L1">
      <style:paragraph-properties fo:margin-top="0cm" fo:margin-bottom="0.499cm" loext:contextual-spacing="false" style:writing-mode="lr-tb"/>
    </style:style>
    <style:style style:name="P23" style:family="paragraph" style:parent-style-name="Preformatted_20_Text" style:list-style-name="L2">
      <style:paragraph-properties fo:margin-top="0cm" fo:margin-bottom="0.499cm" loext:contextual-spacing="false" style:writing-mode="lr-tb"/>
    </style:style>
    <style:style style:name="P24" style:family="paragraph" style:parent-style-name="Preformatted_20_Text" style:list-style-name="L3">
      <style:paragraph-properties fo:margin-top="0cm" fo:margin-bottom="0.499cm" loext:contextual-spacing="false" style:writing-mode="lr-tb"/>
    </style:style>
    <style:style style:name="P25" style:family="paragraph" style:parent-style-name="Preformatted_20_Text" style:list-style-name="L4">
      <style:paragraph-properties fo:margin-top="0cm" fo:margin-bottom="0.499cm" loext:contextual-spacing="false" style:writing-mode="lr-tb"/>
    </style:style>
    <style:style style:name="P26" style:family="paragraph" style:parent-style-name="Preformatted_20_Text" style:list-style-name="L5">
      <style:paragraph-properties fo:margin-top="0cm" fo:margin-bottom="0.499cm" loext:contextual-spacing="false" style:writing-mode="lr-tb"/>
    </style:style>
    <style:style style:name="P27" style:family="paragraph" style:parent-style-name="Preformatted_20_Text" style:list-style-name="L6">
      <style:paragraph-properties fo:margin-top="0cm" fo:margin-bottom="0.499cm" loext:contextual-spacing="false" style:writing-mode="lr-tb"/>
    </style:style>
    <style:style style:name="P28" style:family="paragraph" style:parent-style-name="Preformatted_20_Text" style:list-style-name="L7">
      <style:paragraph-properties fo:margin-top="0cm" fo:margin-bottom="0.499cm" loext:contextual-spacing="false" style:writing-mode="lr-t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ymbolic and Numerical Navier-Stokes Solution in Parametric Form with wxMaxima</text:p>
      <text:h text:style-name="Heading_20_1" text:outline-level="1">Solving Incompressible Navier–Stokes in wxMaxima: A Day-by-Day Guide</text:h>
      <text:p text:style-name="Text_20_body">This tutorial shows how to set up and analyze the incompressible 2D/3D Navier–Stokes equations symbolically and numerically in wxMaxima. We use parametric coordinates x(u,v,w,t),y(u,v,w,t),z(u,v,w,t) and demonstrate defining velocity/pressure fields, substituting divergence‐free test functions, treating the Reynolds number Re(t) symbolically, evaluating expressions at sample points, verifying the incompressibility condition, and visualizing results (vector and scalar fields). All code is given in wxMaxima syntax. References are cited for the mathematical background and Maxima usage.</text:p>
      <text:h text:style-name="Heading_20_2" text:outline-level="2">Day 1: Formulate the Incompressible Navier–Stokes Equations</text:h>
      <text:list xml:id="list2255852254" text:style-name="L1">
        <text:list-item>
          <text:p text:style-name="P1"><text:span text:style-name="Strong_20_Emphasis">Define symbols and variables.</text:span> Incompressible flow satisfies the continuity equation ∇⋅u=0<text:a xlink:type="simple" xlink:href="https://en.wikipedia.org/wiki/Navier–Stokes_equations#:~:text=Therefore%2C%20the%20continuity%20equation%20for,this%20relationship%20can%20be%20expanded" office:target-frame-name="_blank" xlink:show="new" text:style-name="Internet_20_link" text:visited-style-name="Visited_20_Internet_20_Link">en.wikipedia.org</text:a>. Let u=(ux​,uy​,uz​) be the velocity and p the pressure. For constant density ρ and viscosity μ, the incompressible Navier–Stokes momentum equations in vector form are</text:p>
          <text:p text:style-name="P1">ρ(∂t​u+(u⋅∇)u)=−∇p+μ∇2u+ρg, </text:p>
          <text:p text:style-name="P1">and ∇⋅u=0<text:a xlink:type="simple" xlink:href="https://en.wikipedia.org/wiki/Navier–Stokes_equations#:~:text=Therefore%2C%20the%20continuity%20equation%20for,this%20relationship%20can%20be%20expanded" office:target-frame-name="_blank" xlink:show="new" text:style-name="Internet_20_link" text:visited-style-name="Visited_20_Internet_20_Link">en.wikipedia.org</text:a><text:a xlink:type="simple" xlink:href="https://hplgit.github.io/INF5620/doc/pub/main_ns.html#:~:text=%24%24%20%5Cbegin,equation%7D" office:target-frame-name="_blank" xlink:show="new" text:style-name="Internet_20_link" text:visited-style-name="Visited_20_Internet_20_Link">hplgit.github.io</text:a>. In components (2D case), for (ux​,uy​):</text:p>
          <text:p text:style-name="P1">ρ(∂t​ux​+ux​∂x​ux​+uy​∂y​ux​)=−∂x​p+μ(∂xx​ux​+∂yy​ux​)+ρgx​, </text:p>
          <text:p text:style-name="P1">and similarly for the y-component (see<text:a xlink:type="simple" xlink:href="https://en.wikipedia.org/wiki/Navier–Stokes_equations#:~:text=,2%7D%7D%7D%5Cright%29%2B%5Crho%20g_%7By%7D.%5Cend%7Baligned%7D%7D%7D%20en.wikipedia.org" office:target-frame-name="_blank" xlink:show="new" text:style-name="Internet_20_link" text:visited-style-name="Visited_20_Internet_20_Link">en.wikipedia.org</text:a> for full form).</text:p>
        </text:list-item>
        <text:list-item>
          <text:p text:style-name="P1"><text:span text:style-name="Strong_20_Emphasis">Maxima setup.</text:span> In wxMaxima, declare u(x,y,t), v(x,y,t), p(x,y,t) as functions and parameters (set ρ, μ as symbols). For example:</text:p>
          <text:p text:style-name="P10">maxima</text:p>
          <text:p text:style-name="P10">CopyEdit</text:p>
          <text:p text:style-name="P17"><text:span text:style-name="Source_20_Text">(%i1) depends([u,v,p],[x,y,t]); <text:s/>/* declare u,v,p dependent on x,y,t */</text:span></text:p>
          <text:p text:style-name="P22"><text:span text:style-name="Source_20_Text">(%i2) rho: 'rho; mu: 'mu; <text:s text:c="8"/>/* constant density, viscosity */</text:span></text:p>
          <text:p text:style-name="P1">Then define the continuity and momentum expressions using <text:span text:style-name="Source_20_Text">diff</text:span>. For instance, in 2D:</text:p>
          <text:p text:style-name="P10">maxima</text:p>
          <text:p text:style-name="P10">CopyEdit</text:p>
          <text:p text:style-name="P17"><text:span text:style-name="Source_20_Text">(%i3) cont_eq: diff(u(x,y,t),x) + diff(v(x,y,t),y); <text:s/>/* divergence */</text:span></text:p>
          <text:p text:style-name="P17"><text:span text:style-name="Source_20_Text">(%i4) mom_x: rho*(diff(u(x,y,t),t)</text:span></text:p>
          <text:p text:style-name="P17"><text:span text:style-name="Source_20_Text"><text:s text:c="17"/>+ u(x,y,t)*diff(u(x,y,t),x)</text:span></text:p>
          <text:p text:style-name="P17"><text:span text:style-name="Source_20_Text"><text:s text:c="17"/>+ v(x,y,t)*diff(u(x,y,t),y))</text:span></text:p>
          <text:p text:style-name="P17"><text:span text:style-name="Source_20_Text"><text:s text:c="9"/>+ diff(p(x,y,t),x)</text:span></text:p>
          <text:p text:style-name="P17"><text:span text:style-name="Source_20_Text"><text:s text:c="9"/>- mu*(diff(u(x,y,t),x,2) + diff(u(x,y,t),y,2));</text:span></text:p>
          <text:p text:style-name="P17"><text:span text:style-name="Source_20_Text">(%i5) mom_y: rho*(diff(v(x,y,t),t)</text:span></text:p>
          <text:p text:style-name="P17"><text:span text:style-name="Source_20_Text"><text:s text:c="17"/>+ u(x,y,t)*diff(v(x,y,t),x)</text:span></text:p>
          <text:p text:style-name="P17"><text:span text:style-name="Source_20_Text"><text:s text:c="17"/>+ v(x,y,t)*diff(v(x,y,t),y))</text:span></text:p>
          <text:p text:style-name="P17"><text:span text:style-name="Source_20_Text"><text:s text:c="9"/>+ diff(p(x,y,t),y)</text:span></text:p>
          <text:p text:style-name="P22"><text:span text:style-name="Source_20_Text"><text:s text:c="9"/>- mu*(diff(v(x,y,t),x,2) + diff(v(x,y,t),y,2));</text:span></text:p>
          <text:p text:style-name="P1"><text:soft-page-break/>These expressions represent the PDEs symbolically (LHS minus RHS). We will use them in later days to substitute candidate solutions and check incompressibility.</text:p>
        </text:list-item>
      </text:list>
      <text:h text:style-name="Heading_20_2" text:outline-level="2">Day 2: Parametric Coordinates and Velocity/Pressure Fields</text:h>
      <text:list xml:id="list1824801199" text:style-name="L2">
        <text:list-item>
          <text:p text:style-name="P2"><text:span text:style-name="Strong_20_Emphasis">Parametric mapping.</text:span> Treat (u,v,w) as Lagrangian or curvilinear parameters. Define physical coordinates as functions x=x(u,v,w,t), y=y(u,v,w,t), z=z(u,v,w,t). The physical velocity is then u=(∂t​x,∂t​y,∂t​z). For example, a rotating flow might be defined by:</text:p>
          <text:p text:style-name="P11">maxima</text:p>
          <text:p text:style-name="P11">CopyEdit</text:p>
          <text:p text:style-name="P18"><text:span text:style-name="Source_20_Text">(%i6) x(u,v,t):= u*cos(omega*t) - v*sin(omega*t);</text:span></text:p>
          <text:p text:style-name="P23"><text:span text:style-name="Source_20_Text">(%i7) y(u,v,t):= u*sin(omega*t) + v*cos(omega*t);</text:span></text:p>
          <text:p text:style-name="P2">Then compute the velocity field by time derivatives:</text:p>
          <text:p text:style-name="P11">maxima</text:p>
          <text:p text:style-name="P11">CopyEdit</text:p>
          <text:p text:style-name="P18"><text:span text:style-name="Source_20_Text">(%i8) u_phys(u,v,t) := diff(x(u,v,t),t); <text:s/>/* velocity component in x */</text:span></text:p>
          <text:p text:style-name="P23"><text:span text:style-name="Source_20_Text">(%i9) v_phys(u,v,t) := diff(y(u,v,t),t); <text:s/>/* velocity component in y */</text:span></text:p>
          <text:p text:style-name="P2">Any scalar field (e.g. pressure) can similarly be defined as p(x(u,v,t),y(u,v,t),t). Working in parametric form allows chain‐rule transformations if needed for derivative calculations.</text:p>
        </text:list-item>
        <text:list-item>
          <text:p text:style-name="P2"><text:span text:style-name="Strong_20_Emphasis">Divergence-free representations.</text:span> A divergence-free vector field in 2D can be expressed via a stream function ψ as u=∂y​ψ, v=−∂x​ψ, which guarantees ∂x​u+∂y​v=0<text:a xlink:type="simple" xlink:href="https://math.ucr.edu/~kelliher/DeskDrawer/UnderpinningsFullVersion.pdf#:~:text=that%20in%20two%20dimensions%2C%20u,field%20tangential%20to%20the%20boundary" office:target-frame-name="_blank" xlink:show="new" text:style-name="Internet_20_link" text:visited-style-name="Visited_20_Internet_20_Link">math.ucr.edu</text:a>. In wxMaxima one can set e.g.</text:p>
          <text:p text:style-name="P11">maxima</text:p>
          <text:p text:style-name="P11">CopyEdit</text:p>
          <text:p text:style-name="P18"><text:span text:style-name="Source_20_Text">(%i10) psi(x,y):= something; <text:s text:c="6"/>/* define stream function */</text:span></text:p>
          <text:p text:style-name="P18"><text:span text:style-name="Source_20_Text">(%i11) u(x,y) := diff(psi(x,y),y);</text:span></text:p>
          <text:p text:style-name="P23"><text:span text:style-name="Source_20_Text">(%i12) v(x,y) := -diff(psi(x,y),x);</text:span></text:p>
          <text:p text:style-name="P2">In 3D one would use a vector potential A with u=∇×A<text:a xlink:type="simple" xlink:href="https://math.ucr.edu/~kelliher/DeskDrawer/UnderpinningsFullVersion.pdf#:~:text=that%20in%20two%20dimensions%2C%20u,field%20tangential%20to%20the%20boundary" office:target-frame-name="_blank" xlink:show="new" text:style-name="Internet_20_link" text:visited-style-name="Visited_20_Internet_20_Link">math.ucr.edu</text:a>. These parametric representations automatically enforce ∇⋅u=0.</text:p>
        </text:list-item>
      </text:list>
      <text:h text:style-name="Heading_20_2" text:outline-level="2">Day 3: Divergence-Free Test Fields and Substitution</text:h>
      <text:list xml:id="list1997642208" text:style-name="L3">
        <text:list-item>
          <text:p text:style-name="P3"><text:span text:style-name="Strong_20_Emphasis">Choose divergence-free test flow.</text:span> A common analytical solution is the Taylor–Green vortex (a decaying 2D vortex flow)<text:a xlink:type="simple" xlink:href="https://en.wikipedia.org/wiki/Taylor–Green_vortex#:~:text=In%20fluid%20dynamics%2C%20the%20Taylor–Green,1" office:target-frame-name="_blank" xlink:show="new" text:style-name="Internet_20_link" text:visited-style-name="Visited_20_Internet_20_Link">en.wikipedia.org</text:a>. For example, set</text:p>
          <text:p text:style-name="P3">u(x,y,t)=cos(x)sin(y)exp(−2μt),v(x,y,t)=−sin(x)cos(y)exp(−2μt), </text:p>
          <text:p text:style-name="P3">which is divergence-free (since ∂x​u+∂y​v=0) and satisfies NS with an appropriate pressure. In Maxima:</text:p>
          <text:p text:style-name="P12">maxima</text:p>
          <text:p text:style-name="P12">CopyEdit</text:p>
          <text:p text:style-name="P19"><text:span text:style-name="Source_20_Text">(%i13) u(x,y,t):= cos(x)*sin(y)*exp(-2*mu*t);</text:span></text:p>
          <text:p text:style-name="P24"><text:span text:style-name="Source_20_Text">(%i14) v(x,y,t):= -sin(x)*cos(y)*exp(-2*mu*t);</text:span></text:p>
        </text:list-item>
        <text:list-item>
          <text:p text:style-name="P3"><text:span text:style-name="Strong_20_Emphasis">Verify incompressibility.</text:span> Substitute into the continuity expression:</text:p>
          <text:p text:style-name="P12">maxima</text:p>
          <text:p text:style-name="P12">CopyEdit</text:p>
          <text:p text:style-name="P19"><text:span text:style-name="Source_20_Text">(%i15) cont_test: diff(u(x,y,t),x) + diff(v(x,y,t),y);</text:span></text:p>
          <text:p text:style-name="P24"><text:soft-page-break/><text:span text:style-name="Source_20_Text">(%o15) 0</text:span></text:p>
          <text:p text:style-name="P3">The output confirms zero divergence (symbolically)<text:a xlink:type="simple" xlink:href="https://en.wikipedia.org/wiki/Navier–Stokes_equations#:~:text=Therefore%2C%20the%20continuity%20equation%20for,this%20relationship%20can%20be%20expanded" office:target-frame-name="_blank" xlink:show="new" text:style-name="Internet_20_link" text:visited-style-name="Visited_20_Internet_20_Link">en.wikipedia.org</text:a>. Similarly, one can plug u,v,p into the momentum expressions <text:span text:style-name="Source_20_Text">mom_x</text:span>, <text:span text:style-name="Source_20_Text">mom_y</text:span> to compute residuals; if the field is an exact NS solution then these residuals simplify to zero (or to body-forces). This symbolic substitution step checks candidate solutions and generates the PDE residuals algebraically.</text:p>
        </text:list-item>
      </text:list>
      <text:h text:style-name="Heading_20_2" text:outline-level="2">Day 4: Symbolic Reynolds Number Re(t)</text:h>
      <text:list xml:id="list2924540805" text:style-name="L4">
        <text:list-item>
          <text:p text:style-name="P4"><text:span text:style-name="Strong_20_Emphasis">Introduce Re.</text:span> In nondimensional form, the Reynolds number Re=UL/ν (ratio of inertial to viscous forces) appears as 1/Re multiplying the viscous term<text:a xlink:type="simple" xlink:href="https://en.wikipedia.org/wiki/Reynolds_number#:~:text=In%20fluid%20dynamics%20%2C%20the,3" office:target-frame-name="_blank" xlink:show="new" text:style-name="Internet_20_link" text:visited-style-name="Visited_20_Internet_20_Link">en.wikipedia.org</text:a>. We can let Re be a time-dependent symbol Re(t) if needed. For example:</text:p>
          <text:p text:style-name="P13">maxima</text:p>
          <text:p text:style-name="P13">CopyEdit</text:p>
          <text:p text:style-name="P20"><text:span text:style-name="Source_20_Text">(%i16) Re: Re(t); <text:s text:c="5"/>/* Reynolds number as a function of time */</text:span></text:p>
          <text:p text:style-name="P25"><text:span text:style-name="Source_20_Text">(%i17) nu: 1/Re; <text:s text:c="6"/>/* kinematic viscosity = 1/Re in nondimensional units */</text:span></text:p>
        </text:list-item>
        <text:list-item>
          <text:p text:style-name="P4"><text:span text:style-name="Strong_20_Emphasis">Update equations.</text:span> Replace the viscosity μ=νρ or simply multiply the viscous term by ν=1/Re. In the momentum expressions, one might factor out ν. For example:</text:p>
          <text:p text:style-name="P13">maxima</text:p>
          <text:p text:style-name="P13">CopyEdit</text:p>
          <text:p text:style-name="P20"><text:span text:style-name="Source_20_Text">(%i18) mom_x_nd: rho*(diff(u(x,y,t),t) + u(x,y,t)*diff(u(x,y,t),x)</text:span></text:p>
          <text:p text:style-name="P20"><text:span text:style-name="Source_20_Text"><text:s text:c="24"/>+ v(x,y,t)*diff(u(x,y,t),y))</text:span></text:p>
          <text:p text:style-name="P20"><text:span text:style-name="Source_20_Text"><text:s text:c="14"/>+ diff(p(x,y,t),x)</text:span></text:p>
          <text:p text:style-name="P25"><text:span text:style-name="Source_20_Text"><text:s text:c="14"/>- rho*(1/Re)*(diff(u(x,y,t),x,2) + diff(u(x,y,t),y,2));</text:span></text:p>
          <text:p text:style-name="P4">This treats Re symbolically. You can then differentiate or expand these expressions in Maxima, and Maxima will treat <text:span text:style-name="Source_20_Text">Re(t)</text:span> and its time derivative symbolically. For instance, <text:span text:style-name="Source_20_Text">diff(1/Re(t),t)</text:span> yields -Re’(t)/Re(t)^2`. This allows analysis of unsteady or variable-\(Re flows.</text:p>
        </text:list-item>
      </text:list>
      <text:h text:style-name="Heading_20_2" text:outline-level="2">Day 5: Numeric Evaluation at Sample Points</text:h>
      <text:list xml:id="list3262149770" text:style-name="L5">
        <text:list-item>
          <text:p text:style-name="P5"><text:span text:style-name="Strong_20_Emphasis">Substitute sample values.</text:span> To check or visualize symbolic results, substitute specific points (x,y,t) into your expressions. For example, take x=1.0,y=2.0,t=0.5:</text:p>
          <text:p text:style-name="P14">maxima</text:p>
          <text:p text:style-name="P14">CopyEdit</text:p>
          <text:p text:style-name="P26"><text:span text:style-name="Source_20_Text">(%i19) sub_values: u(1.0,2.0,0.5);</text:span></text:p>
          <text:p text:style-name="P5">or evaluate divergence:</text:p>
          <text:p text:style-name="P14">maxima</text:p>
          <text:p text:style-name="P14">CopyEdit</text:p>
          <text:p text:style-name="P26"><text:span text:style-name="Source_20_Text">(%i20) ev(diff(u(x,y,t),x)+diff(v(x,y,t),y), [x=1.0,y=2.0,t=0.5]);</text:span></text:p>
          <text:p text:style-name="P5">This yields a numeric answer (e.g. 0 if divergence-free) and helps verify specific cases. Maxima’s <text:span text:style-name="Source_20_Text">ev(..., [x=..])</text:span> or <text:span text:style-name="Source_20_Text">subst</text:span> commands can do this. You can also assign numeric values to parameters like <text:span text:style-name="Source_20_Text">mu:0.01, rho:1.0</text:span> before evaluation for concrete flow checks.</text:p>
        </text:list-item>
        <text:list-item>
          <text:p text:style-name="P5"><text:soft-page-break/><text:span text:style-name="Strong_20_Emphasis">Monitor symbolic simplification.</text:span> Use <text:span text:style-name="Source_20_Text">ratsimp()</text:span> or <text:span text:style-name="Source_20_Text">factor()</text:span> on complicated expressions after substitution to simplify. For example:</text:p>
          <text:p text:style-name="P14">maxima</text:p>
          <text:p text:style-name="P14">CopyEdit</text:p>
          <text:p text:style-name="P26"><text:span text:style-name="Source_20_Text">(%i21) residual_x: ratsimp(ev(mom_x, [x=1.0,y=2.0,t=0.5, mu=0.01, rho=1.0]));</text:span></text:p>
          <text:p text:style-name="P5">Ideally, an exact solution yields zero residual (modulo numerical rounding).</text:p>
        </text:list-item>
      </text:list>
      <text:h text:style-name="Heading_20_2" text:outline-level="2">Day 6: Diagnostics and Verification</text:h>
      <text:list xml:id="list4082104405" text:style-name="L6">
        <text:list-item>
          <text:p text:style-name="P6"><text:span text:style-name="Strong_20_Emphasis">Divergence check.</text:span> Ensure ∇⋅u=0 for your symbolic velocity. Compute</text:p>
          <text:p text:style-name="P15">maxima</text:p>
          <text:p text:style-name="P15">CopyEdit</text:p>
          <text:p text:style-name="P27"><text:span text:style-name="Source_20_Text">(%i22) div_expr: ratsimp(diff(u(x,y,t),x) + diff(v(x,y,t),y));</text:span></text:p>
          <text:p text:style-name="P6">and simplify. For our test flows, we found <text:span text:style-name="Source_20_Text">div_expr = 0</text:span> identically<text:a xlink:type="simple" xlink:href="https://en.wikipedia.org/wiki/Navier–Stokes_equations#:~:text=Therefore%2C%20the%20continuity%20equation%20for,this%20relationship%20can%20be%20expanded" office:target-frame-name="_blank" xlink:show="new" text:style-name="Internet_20_link" text:visited-style-name="Visited_20_Internet_20_Link">en.wikipedia.org</text:a>. If not zero, adjust your fields. This is the key incompressibility diagnostic.</text:p>
        </text:list-item>
        <text:list-item>
          <text:p text:style-name="P6"><text:span text:style-name="Strong_20_Emphasis">Conservation of mass/momentum.</text:span> Similarly, verify (symbolically) that <text:span text:style-name="Source_20_Text">mom_x=0</text:span> and <text:span text:style-name="Source_20_Text">mom_y=0</text:span> (with substitutions for p or known body forces) for steady solutions. If using the streamfunction approach, continuity holds by construction<text:a xlink:type="simple" xlink:href="https://math.ucr.edu/~kelliher/DeskDrawer/UnderpinningsFullVersion.pdf#:~:text=that%20in%20two%20dimensions%2C%20u,field%20tangential%20to%20the%20boundary" office:target-frame-name="_blank" xlink:show="new" text:style-name="Internet_20_link" text:visited-style-name="Visited_20_Internet_20_Link">math.ucr.edu</text:a>, but momentum must be checked. This can be done by substituting the chosen u,v,p into <text:span text:style-name="Source_20_Text">mom_x</text:span>/<text:span text:style-name="Source_20_Text">mom_y</text:span> and simplifying: e.g.</text:p>
          <text:p text:style-name="P15">maxima</text:p>
          <text:p text:style-name="P15">CopyEdit</text:p>
          <text:p text:style-name="P27"><text:span text:style-name="Source_20_Text">(%i23) mom_x_res: ratsimp(mom_x), <text:s/>mom_y_res: ratsimp(mom_y);</text:span></text:p>
          <text:p text:style-name="P6">You may need to supply the corresponding pressure gradient (which often balances nonlinear terms). Successful residuals of 0 (or constant) indicate a correct solution.</text:p>
        </text:list-item>
      </text:list>
      <text:h text:style-name="Heading_20_2" text:outline-level="2">Day 7: Visualizing Fields – Vector and Scalar Plots</text:h>
      <text:list xml:id="list2752155258" text:style-name="L7">
        <text:list-item>
          <text:p text:style-name="P7"><text:span text:style-name="Strong_20_Emphasis">Plotting vector fields (draw package).</text:span> Load the <text:span text:style-name="Source_20_Text">draw</text:span> package (<text:span text:style-name="Source_20_Text">load(draw)$</text:span>) to use 2D/3D plotting. For example, to plot the 2D velocity field u(x,y), use <text:span text:style-name="Source_20_Text">draw2d</text:span> with <text:span text:style-name="Source_20_Text">vector</text:span> objectsgkerns.people.ysu.edu. A snippet from G. Jay Kerns’s tutorial illustrates this approach:</text:p>
          <text:p text:style-name="P16">maxima</text:p>
          <text:p text:style-name="P16">CopyEdit</text:p>
          <text:p text:style-name="P21"><text:span text:style-name="Source_20_Text">(%i24) load(draw)$</text:span></text:p>
          <text:p text:style-name="P21"><text:span text:style-name="Source_20_Text">(%i25) vects: makelist(vector([x_i,y_j],[u(x_i,y_j),v(x_i,y_j)]),</text:span></text:p>
          <text:p text:style-name="P21"><text:span text:style-name="Source_20_Text"><text:s text:c="21"/>x_i, 0, 2*%pi, 0.5,</text:span></text:p>
          <text:p text:style-name="P21"><text:span text:style-name="Source_20_Text"><text:s text:c="21"/>y_j, 0, 2*%pi, 0.5);</text:span></text:p>
          <text:p text:style-name="P21"><text:span text:style-name="Source_20_Text">(%i26) draw2d(color=blue, head_length=0.1, apply(vects,draw2d,[],</text:span></text:p>
          <text:p text:style-name="P28"><text:span text:style-name="Source_20_Text"><text:s text:c="20"/>gr2d(vects)));</text:span></text:p>
          <text:p text:style-name="P7">This creates a vector-field plot (arrows) over a grid. As an example, the Taylor–Green vortex flow has the following 2D vector pattern (arrows indicate velocity)<text:a xlink:type="simple" xlink:href="https://en.wikipedia.org/wiki/Taylor–Green_vortex#:~:text=In%20fluid%20dynamics%2C%20the%20Taylor–Green,1" office:target-frame-name="_blank" xlink:show="new" text:style-name="Internet_20_link" text:visited-style-name="Visited_20_Internet_20_Link">en.wikipedia.org</text:a>:</text:p>
          <text:p text:style-name="P9"><draw:frame draw:style-name="fr1" draw:name="Image1" text:anchor-type="as-char" svg:width="1.997cm" svg:height="0.998cm" draw:z-index="0"><draw:image xlink:href="blob:https://chatgpt.com/c264cff5-a8e5-4e66-82b8-63bcfab56071" xlink:type="simple" xlink:show="embed" xlink:actuate="onLoad" loext:mime-type=""/><svg:title>https://commons.wikimedia.org/wiki/File:Taylor-Green_vortex_vector_plot.png</svg:title></draw:frame></text:p>
          <text:p text:style-name="P7"><text:soft-page-break/><text:span text:style-name="Emphasis">Figure: 2D velocity field of the Taylor–Green vortex (arrows)</text:span><text:a xlink:type="simple" xlink:href="https://en.wikipedia.org/wiki/Taylor–Green_vortex#:~:text=In%20fluid%20dynamics%2C%20the%20Taylor–Green,1" office:target-frame-name="_blank" xlink:show="new" text:style-name="Internet_20_link" text:visited-style-name="Visited_20_Internet_20_Link"><text:span text:style-name="Emphasis">en.wikipedia.org</text:span></text:a><text:span text:style-name="Emphasis">.</text:span></text:p>
        </text:list-item>
        <text:list-item>
          <text:p text:style-name="P7"><text:span text:style-name="Strong_20_Emphasis">Plotting scalar fields (magnitude/pressure).</text:span> To plot a scalar field (e.g. velocity magnitude u2+v2​ or pressure p(x,y)), use <text:span text:style-name="Source_20_Text">draw3d(explicit(...))</text:span>. For instance, using the Taylor–Green example:</text:p>
          <text:p text:style-name="P16">maxima</text:p>
          <text:p text:style-name="P16">CopyEdit</text:p>
          <text:p text:style-name="P21"><text:span text:style-name="Source_20_Text">(%i27) u_mag(x,y) := sqrt(u(x,y)^2 + v(x,y)^2);</text:span></text:p>
          <text:p text:style-name="P21"><text:span text:style-name="Source_20_Text">(%i28) draw3d(</text:span></text:p>
          <text:p text:style-name="P21"><text:span text:style-name="Source_20_Text"><text:s text:c="10"/>colorbox = "Velocity Magnitude",</text:span></text:p>
          <text:p text:style-name="P21"><text:span text:style-name="Source_20_Text"><text:s text:c="10"/>explicit(u_mag(x,y), x, 0, 2*%pi, y, 0, 2*%pi)</text:span></text:p>
          <text:p text:style-name="P28"><text:span text:style-name="Source_20_Text"><text:s text:c="8"/>);</text:span></text:p>
          <text:p text:style-name="P7">The <text:span text:style-name="Source_20_Text">colorbox</text:span> and <text:span text:style-name="Source_20_Text">enhanced3d</text:span> options can add a legend<text:a xlink:type="simple" xlink:href="https://maxima.sourceforge.io/docs/manual/maxima_250.html#:~:text=%28,1%2C1" office:target-frame-name="_blank" xlink:show="new" text:style-name="Internet_20_link" text:visited-style-name="Visited_20_Internet_20_Link">maxima.sourceforge.io</text:a>. As the manual demonstrates, one can do:</text:p>
          <text:p text:style-name="P16">maxima</text:p>
          <text:p text:style-name="P16">CopyEdit</text:p>
          <text:p text:style-name="P21"><text:span text:style-name="Source_20_Text">(%i29) draw3d(</text:span></text:p>
          <text:p text:style-name="P21"><text:span text:style-name="Source_20_Text"><text:s text:c="11"/>colorbox="Magnitude", enhanced3d=true,</text:span></text:p>
          <text:p text:style-name="P21"><text:span text:style-name="Source_20_Text"><text:s text:c="11"/>explicit(x^2+y^2, x, -1, 1, y, -1, 1)</text:span></text:p>
          <text:p text:style-name="P28"><text:span text:style-name="Source_20_Text"><text:s text:c="8"/>);</text:span></text:p>
          <text:p text:style-name="P7">(This plots x2+y2 as a reference example from the Maxima manual<text:a xlink:type="simple" xlink:href="https://maxima.sourceforge.io/docs/manual/maxima_250.html#:~:text=%28,1%2C1" office:target-frame-name="_blank" xlink:show="new" text:style-name="Internet_20_link" text:visited-style-name="Visited_20_Internet_20_Link">maxima.sourceforge.io</text:a>.)</text:p>
        </text:list-item>
        <text:list-item>
          <text:p text:style-name="P7"><text:span text:style-name="Strong_20_Emphasis">Example:</text:span> The vector field above suggests pressure contours. One can similarly plot pressure (if known) or derived quantities like vorticity. For example:</text:p>
          <text:p text:style-name="P16">maxima</text:p>
          <text:p text:style-name="P16">CopyEdit</text:p>
          <text:p text:style-name="P21"><text:span text:style-name="Source_20_Text">(%i30) p_contour(x,y) := cos(x)*cos(y)*exp(-2*mu*t); <text:s/>/* sample form */</text:span></text:p>
          <text:p text:style-name="P21"><text:span text:style-name="Source_20_Text">(%i31) draw2d(</text:span></text:p>
          <text:p text:style-name="P21"><text:span text:style-name="Source_20_Text"><text:s text:c="11"/>colorbox="Pressure",</text:span></text:p>
          <text:p text:style-name="P21"><text:span text:style-name="Source_20_Text"><text:s text:c="11"/>contour = 10,</text:span></text:p>
          <text:p text:style-name="P21"><text:span text:style-name="Source_20_Text"><text:s text:c="11"/>explicit(p_contour(x,y), x, 0, 2*%pi, y, 0, 2*%pi)</text:span></text:p>
          <text:p text:style-name="P28"><text:span text:style-name="Source_20_Text"><text:s text:c="8"/>);</text:span></text:p>
          <text:p text:style-name="P7">which would display pressure contours. The Minima manual contains similar <text:span text:style-name="Source_20_Text">contour</text:span> examples for scalar fields.</text:p>
        </text:list-item>
        <text:list-item>
          <text:p text:style-name="P7"><text:span text:style-name="Strong_20_Emphasis">Exporting plots.</text:span> The <text:span text:style-name="Source_20_Text">draw</text:span> package uses gnuplot; figures can be output to screen or files (PNG, PDF, etc.) by setting the <text:span text:style-name="Source_20_Text">terminal</text:span> option (e.g. <text:span text:style-name="Source_20_Text">terminal="png"</text:span>, <text:span text:style-name="Source_20_Text">terminal="pdf"</text:span> in <text:span text:style-name="Source_20_Text">draw(...)</text:span>). For example:</text:p>
          <text:p text:style-name="P16">maxima</text:p>
          <text:p text:style-name="P16">CopyEdit</text:p>
          <text:p text:style-name="P21"><text:span text:style-name="Source_20_Text">(%i32) draw2d(terminal="png", filename="velocity_field.png",</text:span></text:p>
          <text:p text:style-name="P28"><text:span text:style-name="Source_20_Text"><text:s text:c="13"/>vects);</text:span></text:p>
          <text:p text:style-name="P7">saves the vector field image.</text:p>
        </text:list-item>
      </text:list>
      <text:h text:style-name="Heading_20_2" text:outline-level="2">References</text:h>
      <text:list xml:id="list3901576632" text:style-name="L8">
        <text:list-item>
          <text:p text:style-name="P8">Incompressible NS equations and divergence-free condition<text:a xlink:type="simple" xlink:href="https://en.wikipedia.org/wiki/Navier–Stokes_equations#:~:text=Therefore%2C%20the%20continuity%20equation%20for,this%20relationship%20can%20be%20expanded" office:target-frame-name="_blank" xlink:show="new" text:style-name="Internet_20_link" text:visited-style-name="Visited_20_Internet_20_Link">en.wikipedia.org</text:a><text:a xlink:type="simple" xlink:href="https://hplgit.github.io/INF5620/doc/pub/main_ns.html#:~:text=%24%24%20%5Cbegin,equation%7D" office:target-frame-name="_blank" xlink:show="new" text:style-name="Internet_20_link" text:visited-style-name="Visited_20_Internet_20_Link">hplgit.github.io</text:a>.</text:p>
        </text:list-item>
        <text:list-item>
          <text:p text:style-name="P8">Divergence‐free velocity via stream functions/vector potentials<text:a xlink:type="simple" xlink:href="https://math.ucr.edu/~kelliher/DeskDrawer/UnderpinningsFullVersion.pdf#:~:text=that%20in%20two%20dimensions%2C%20u,field%20tangential%20to%20the%20boundary" office:target-frame-name="_blank" xlink:show="new" text:style-name="Internet_20_link" text:visited-style-name="Visited_20_Internet_20_Link">math.ucr.edu</text:a>.</text:p>
        </text:list-item>
        <text:list-item>
          <text:p text:style-name="P8"><text:soft-page-break/>Taylor–Green vortex exact solution<text:a xlink:type="simple" xlink:href="https://en.wikipedia.org/wiki/Taylor–Green_vortex#:~:text=In%20fluid%20dynamics%2C%20the%20Taylor–Green,1" office:target-frame-name="_blank" xlink:show="new" text:style-name="Internet_20_link" text:visited-style-name="Visited_20_Internet_20_Link">en.wikipedia.org</text:a>.</text:p>
        </text:list-item>
        <text:list-item>
          <text:p text:style-name="P8">Maxima <text:span text:style-name="Source_20_Text">draw</text:span> package usage for vector and scalar plotsgkerns.people.ysu.edu<text:a xlink:type="simple" xlink:href="https://maxima.sourceforge.io/docs/manual/maxima_250.html#:~:text=%28,1%2C1" office:target-frame-name="_blank" xlink:show="new" text:style-name="Internet_20_link" text:visited-style-name="Visited_20_Internet_20_Link">maxima.sourceforge.io</text:a>.</text:p>
        </text:list-item>
        <text:list-item>
          <text:p text:style-name="P8">Reynolds number definition and role<text:a xlink:type="simple" xlink:href="https://en.wikipedia.org/wiki/Reynolds_number#:~:text=In%20fluid%20dynamics%20%2C%20the,3" office:target-frame-name="_blank" xlink:show="new" text:style-name="Internet_20_link" text:visited-style-name="Visited_20_Internet_20_Link">en.wikipedia.org</text:a><text:a xlink:type="simple" xlink:href="https://en.wikipedia.org/wiki/Reynolds_number#:~:text=The%20Reynolds%20number%20is%20defined,6" office:target-frame-name="_blank" xlink:show="new" text:style-name="Internet_20_link" text:visited-style-name="Visited_20_Internet_20_Link">en.wikipedia.org</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6T17:18:51.461653360</meta:creation-date>
    <dc:date>2025-05-26T17:24:28.680139563</dc:date>
    <meta:editing-duration>PT4M38S</meta:editing-duration>
    <meta:editing-cycles>1</meta:editing-cycles>
    <meta:document-statistic meta:table-count="0" meta:image-count="1" meta:object-count="0" meta:page-count="6" meta:paragraph-count="153" meta:word-count="1337" meta:character-count="10452" meta:non-whitespace-character-count="8500"/>
    <meta:generator>LibreOffice/6.0.7.3$Linux_X86_64 LibreOffice_project/00m0$Build-3</meta:generator>
  </office:meta>
</office:document-meta>
</file>